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ResolverImpl.get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ResolverImpl.getUsecaseName( String webappUrl ,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caseResolverImpl.UsecaseResolv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caseResolverImpl.isRegistered( String webappUr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ResolverImpl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ResolverImpl.getPublication( String webapp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caseResolverImpl.resolve( String webappUr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Resolve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ResolverImpl.release( Usecase us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ResolverImpl.register( String usecas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ResolverImpl.getUsecas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